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Poppins" svg:font-family="Poppin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0f4d79" officeooo:paragraph-rsid="00112512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paragraph-rsid="00112512" style:font-size-asian="12pt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font-style="normal" fo:font-weight="normal" officeooo:paragraph-rsid="00112512"/>
    </style:style>
    <style:style style:name="T1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f4d79" style:font-size-asian="12pt" style:font-size-complex="12pt"/>
    </style:style>
    <style:style style:name="T3" style:family="text">
      <style:text-properties fo:letter-spacing="normal" officeooo:rsid="000f4d79" style:font-size-asian="12pt" style:font-size-complex="12pt"/>
    </style:style>
    <style:style style:name="T4" style:family="text">
      <style:text-properties fo:letter-spacing="normal" officeooo:rsid="00112512" style:font-size-asian="12pt" style:font-size-complex="12pt"/>
    </style:style>
    <style:style style:name="T5" style:family="text">
      <style:text-properties fo:letter-spacing="normal" officeooo:rsid="00131336" style:font-size-asian="12pt" style:font-size-complex="12pt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fo:color="#080808" loext:opacity="100%" style:font-name="Poppins" fo:font-size="28.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QUESTÃO: </text:span><text:span text:style-name="T1">Escolha um tipo de</text:span><text:bookmark text:name="yui_3_17_2_1_1616008524744_603"/><text:span text:style-name="T1"> </text:span><text:span text:style-name="T6">ação social </text:span><text:span text:style-name="T1">descrito por Weber, caracterize e apresente um exemplo com sua justificativa.</text:span> </text:p>
      <text:p text:style-name="P2"/>
      <text:p text:style-name="P6"><text:span text:style-name="T3">A ação social do tipo tradicional é baseada em hábitos, costumes e crenças, ou seja, obedece a reflexos enraizados por prática e são realizados irracionalmente. </text:span><text:span text:style-name="T4">Um exemplo desse tipo de ação é o a tradição de pedir a benção para os mais velhos, </text:span><text:span text:style-name="T5">onde, </text:span><text:span text:style-name="T4">desde pequeno o indivíduo é ensinado praticar </text:span><text:span text:style-name="T5">esse ato.</text:span></text:p>
      <text:p text:style-name="P5"/>
      <text:p text:style-name="P4"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Poppins" svg:font-family="Poppin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6:16:40.842000000</meta:creation-date>
    <dc:date>2021-03-17T16:43:15.860000000</dc:date>
    <meta:editing-duration>PT6M13S</meta:editing-duration>
    <meta:editing-cycles>1</meta:editing-cycles>
    <meta:document-statistic meta:table-count="0" meta:image-count="0" meta:object-count="0" meta:page-count="1" meta:paragraph-count="3" meta:word-count="71" meta:character-count="425" meta:non-whitespace-character-count="354"/>
    <meta:generator>LibreOffice/7.0.4.2$Windows_X86_64 LibreOffice_project/dcf040e67528d9187c66b2379df5ea4407429775</meta:generator>
  </office:meta>
</office:document-meta>
</file>